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9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0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1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2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3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4" style:family="table-cell" style:parent-style-name="Default" style:data-style-name="N37">
      <style:table-cell-properties fo:background-color="transparent" fo:border="0.06pt solid #000000"/>
    </style:style>
    <style:style style:name="ce15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13"/>
          <table:table-cell table:number-columns-repeated="2" table:style-name="ce13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 table:visibility="filter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4" office:value-type="date" office:date-value="2016-10-24" calcext:value-type="date">
            <text:p>24.10.16</text:p>
          </table:table-cell>
          <table:table-cell table:number-columns-repeated="2" table:style-name="ce13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 table:visibility="filter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3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3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4" office:value-type="date" office:date-value="2016-10-24" calcext:value-type="date">
            <text:p>24.10.16</text:p>
          </table:table-cell>
          <table:table-cell table:number-columns-repeated="2" table:style-name="ce13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4" office:value-type="date" office:date-value="2016-10-15" calcext:value-type="date">
            <text:p>15.10.16</text:p>
          </table:table-cell>
          <table:table-cell table:number-columns-repeated="2" table:style-name="ce13" office:value-type="string" calcext:value-type="string">
            <text:p>Ок</text:p>
          </table:table-cell>
          <table:table-cell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3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 отдельный подпроек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DONE</text:p>
          </table:table-cell>
          <table:table-cell table:style-name="ce15" office:value-type="date" office:date-value="2016-11-08" calcext:value-type="date">
            <text:p>08.11.16</text:p>
          </table:table-cell>
          <table:table-cell/>
          <table:table-cell office:value-type="string" calcext:value-type="string">
            <text:p>Необходимо использовать данные для входа в оффлайн, а не в 1С</text:p>
          </table:table-cell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15.11</text:p>
          </table:table-cell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table:number-columns-repeated="4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Сохранение статуса «с задержкой» (в IE)</text:p>
          </table:table-cell>
          <table:table-cell table:style-name="ce9"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«Ручной статус» не появляется своевременно в истории статусов (задержка?)</text:p>
          </table:table-cell>
          <table:table-cell table:style-name="ce10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Отсутствие «галок» в изменении маршрутного листа</text:p>
          </table:table-cell>
          <table:table-cell table:style-name="ce11" office:value-type="string" calcext:value-type="string">
            <text:p>NOT DONE</text:p>
          </table:table-cell>
          <table:table-cell table:number-columns-repeated="4"/>
        </table:table-row>
        <table:table-row table:style-name="ro5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После нажатия «Изменить статус МЛ» (неважно, был ли изменен статус) при выборе заявки без МЛ и нажатии «изменить статус накладной» высвечиваются все накладные прошлого маршрутного листа</text:p>
          </table:table-cell>
          <table:table-cell table:style-name="ce12" office:value-type="string" calcext:value-type="string">
            <text:p>NOT DONE</text:p>
          </table:table-cell>
          <table:table-cell table:number-columns-repeated="4"/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  <calcext:conditional-format calcext:target-range-address="Лист1.C33:Лист1.C33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4:Лист1.C34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5:Лист1.C35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6:Лист1.C36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G36" table:display-filter-buttons="true">
          <table:filter>
            <table:filter-and>
              <table:filter-condition table:field-number="2" table:value="NOT DON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.00.0000</text:date>, <text:time style:data-style-name="N2" text:time-value="18:39:08.01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2H59M41S</meta:editing-duration>
    <meta:editing-cycles>21</meta:editing-cycles>
    <meta:generator>LibreOffice/5.0.2.2$Windows_x86 LibreOffice_project/37b43f919e4de5eeaca9b9755ed688758a8251fe</meta:generator>
    <dc:date>2016-11-15T19:02:04.663000000</dc:date>
    <meta:document-statistic meta:table-count="1" meta:cell-count="146" meta:object-count="0"/>
  </office:meta>
</office:document-meta>
</file>